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P1" style:family="paragraph" style:parent-style-name="Text_20_body">
      <style:text-properties officeooo:rsid="0010c58c" officeooo:paragraph-rsid="0010c58c"/>
    </style:style>
    <style:style style:name="P2" style:family="paragraph" style:parent-style-name="Text_20_body">
      <style:text-properties officeooo:rsid="00140d6b" officeooo:paragraph-rsid="00140d6b"/>
    </style:style>
    <style:style style:name="P3" style:family="paragraph" style:parent-style-name="Text_20_body">
      <style:text-properties officeooo:rsid="0014a05f" officeooo:paragraph-rsid="0014a05f"/>
    </style:style>
    <style:style style:name="P4" style:family="paragraph" style:parent-style-name="Text_20_body">
      <style:text-properties officeooo:rsid="00157e15" officeooo:paragraph-rsid="00157e15"/>
    </style:style>
    <style:style style:name="P5" style:family="paragraph" style:parent-style-name="Text_20_body">
      <style:text-properties officeooo:rsid="001758fc" officeooo:paragraph-rsid="001758fc"/>
    </style:style>
    <style:style style:name="P6" style:family="paragraph" style:parent-style-name="Text_20_body">
      <style:paragraph-properties fo:margin-left="0.4925in" fo:margin-right="0in" fo:text-indent="0in" style:auto-text-indent="false"/>
      <style:text-properties officeooo:rsid="001758fc" officeooo:paragraph-rsid="001758fc"/>
    </style:style>
    <style:style style:name="P7" style:family="paragraph" style:parent-style-name="Text_20_body">
      <style:paragraph-properties fo:margin-left="0.4925in" fo:margin-right="0in" fo:margin-top="0in" fo:margin-bottom="0.0181in" loext:contextual-spacing="false" fo:text-indent="0in" style:auto-text-indent="false"/>
      <style:text-properties officeooo:rsid="001758fc" officeooo:paragraph-rsid="001758fc"/>
    </style:style>
    <style:style style:name="P8" style:family="paragraph" style:parent-style-name="Text_20_body">
      <style:paragraph-properties fo:margin-left="0.4925in" fo:margin-right="0in" fo:margin-top="0in" fo:margin-bottom="0.0181in" loext:contextual-spacing="false" fo:text-indent="0in" style:auto-text-indent="false"/>
      <style:text-properties officeooo:rsid="001758fc" officeooo:paragraph-rsid="00182c7a"/>
    </style:style>
    <style:style style:name="P9" style:family="paragraph" style:parent-style-name="Text_20_body">
      <style:paragraph-properties fo:margin-left="0.4925in" fo:margin-right="0in" fo:margin-top="0in" fo:margin-bottom="0.0181in" loext:contextual-spacing="false" fo:text-indent="0in" style:auto-text-indent="false"/>
      <style:text-properties officeooo:rsid="00179656" officeooo:paragraph-rsid="00179656"/>
    </style:style>
    <style:style style:name="P10" style:family="paragraph" style:parent-style-name="Text_20_body">
      <style:paragraph-properties fo:margin-left="0.4925in" fo:margin-right="0in" fo:margin-top="0in" fo:margin-bottom="0.0181in" loext:contextual-spacing="false" fo:text-indent="0in" style:auto-text-indent="false"/>
      <style:text-properties officeooo:rsid="00179656" officeooo:paragraph-rsid="00182c7a"/>
    </style:style>
    <style:style style:name="P11" style:family="paragraph" style:parent-style-name="Text_20_body">
      <style:paragraph-properties fo:margin-left="0in" fo:margin-right="0in" fo:text-indent="0in" style:auto-text-indent="false"/>
      <style:text-properties officeooo:rsid="001758fc" officeooo:paragraph-rsid="001758fc"/>
    </style:style>
    <style:style style:name="P12" style:family="paragraph" style:parent-style-name="Text_20_body">
      <style:paragraph-properties fo:margin-left="0in" fo:margin-right="0in" fo:text-indent="0in" style:auto-text-indent="false"/>
      <style:text-properties officeooo:rsid="00182c7a" officeooo:paragraph-rsid="00182c7a"/>
    </style:style>
    <style:style style:name="P13" style:family="paragraph" style:parent-style-name="Table_20_Contents">
      <style:text-properties officeooo:rsid="00140d6b" officeooo:paragraph-rsid="00140d6b"/>
    </style:style>
    <style:style style:name="P14" style:family="paragraph" style:parent-style-name="Table_20_Contents">
      <style:text-properties officeooo:rsid="00142392" officeooo:paragraph-rsid="00142392"/>
    </style:style>
    <style:style style:name="P15" style:family="paragraph" style:parent-style-name="Heading_20_1">
      <style:paragraph-properties fo:break-before="page"/>
    </style:style>
    <style:style style:name="P16" style:family="paragraph" style:parent-style-name="Text_20_body" style:list-style-name="L1">
      <style:text-properties officeooo:rsid="00142392" officeooo:paragraph-rsid="00142392"/>
    </style:style>
    <style:style style:name="P17" style:family="paragraph" style:parent-style-name="Text_20_body" style:list-style-name="L2">
      <style:text-properties officeooo:rsid="00142392" officeooo:paragraph-rsid="00142392"/>
    </style:style>
    <style:style style:name="P18" style:family="paragraph" style:parent-style-name="Text_20_body" style:list-style-name="L3">
      <style:text-properties officeooo:rsid="00142392" officeooo:paragraph-rsid="00142392"/>
    </style:style>
    <style:style style:name="P19" style:family="paragraph" style:parent-style-name="Text_20_body" style:list-style-name="L4">
      <style:text-properties officeooo:rsid="0014a05f" officeooo:paragraph-rsid="0014a05f"/>
    </style:style>
    <style:style style:name="T1" style:family="text">
      <style:text-properties officeooo:rsid="00142392"/>
    </style:style>
    <style:style style:name="T2" style:family="text">
      <style:text-properties officeooo:rsid="00157e15"/>
    </style:style>
    <style:style style:name="T3" style:family="text">
      <style:text-properties officeooo:rsid="001758fc"/>
    </style:style>
    <style:style style:name="T4" style:family="text">
      <style:text-properties officeooo:rsid="00179656"/>
    </style:style>
    <style:style style:name="T5" style:family="text">
      <style:text-properties officeooo:rsid="00182c7a"/>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DOM API</text:p>
      <text:p text:style-name="P1">The goal of this document is to describe parts of the DOM API that I would find useful in building applications.</text:p>
      <text:p text:style-name="P2">The document and window objects are always available.<text:span text:style-name="T1"> The window is like the browser, and the document is the root of the document DOM.</text:span></text:p>
      <text:p text:style-name="P2">Here are some of the more important data types:</text:p>
      <table:table table:name="Table1" table:style-name="Table1">
        <table:table-column table:style-name="Table1.A"/>
        <table:table-column table:style-name="Table1.B"/>
        <table:table-row>
          <table:table-cell office:value-type="string">
            <text:p text:style-name="P13">document</text:p>
          </table:table-cell>
          <table:table-cell office:value-type="string">
            <text:p text:style-name="P13">This is always the root document</text:p>
          </table:table-cell>
        </table:table-row>
        <table:table-row>
          <table:table-cell office:value-type="string">
            <text:p text:style-name="P13">element</text:p>
          </table:table-cell>
          <table:table-cell office:value-type="string">
            <text:p text:style-name="P14">An element or node of the document</text:p>
          </table:table-cell>
        </table:table-row>
        <table:table-row>
          <table:table-cell office:value-type="string">
            <text:p text:style-name="P14">nodeList</text:p>
          </table:table-cell>
          <table:table-cell office:value-type="string">
            <text:p text:style-name="P14">An array of elements</text:p>
          </table:table-cell>
        </table:table-row>
        <table:table-row>
          <table:table-cell office:value-type="string">
            <text:p text:style-name="P14">attribute</text:p>
          </table:table-cell>
          <table:table-cell office:value-type="string">
            <text:p text:style-name="P14">A different type of node</text:p>
          </table:table-cell>
        </table:table-row>
        <table:table-row>
          <table:table-cell office:value-type="string">
            <text:p text:style-name="P14">namedNodeMap</text:p>
          </table:table-cell>
          <table:table-cell office:value-type="string">
            <text:p text:style-name="P14">Like an array accessed by name or index</text:p>
          </table:table-cell>
        </table:table-row>
      </table:table>
      <text:p text:style-name="P2"/>
      <text:h text:style-name="Heading_20_1" text:outline-level="1">Common APIs</text:h>
      <text:h text:style-name="Heading_20_2" text:outline-level="2">Document</text:h>
      <text:list xml:id="list2512493181" text:style-name="L1">
        <text:list-item>
          <text:p text:style-name="P16">getElementById</text:p>
        </text:list-item>
        <text:list-item>
          <text:p text:style-name="P16">getElementsByTagName</text:p>
        </text:list-item>
        <text:list-item>
          <text:p text:style-name="P16">createElement</text:p>
        </text:list-item>
        <text:list-item>
          <text:p text:style-name="P16">appendChild</text:p>
        </text:list-item>
      </text:list>
      <text:h text:style-name="Heading_20_2" text:outline-level="2">Element</text:h>
      <text:list xml:id="list3233954305" text:style-name="L2">
        <text:list-item>
          <text:p text:style-name="P17">innerHTML</text:p>
        </text:list-item>
        <text:list-item>
          <text:p text:style-name="P17">style</text:p>
        </text:list-item>
        <text:list-item>
          <text:p text:style-name="P17">setAttribute</text:p>
        </text:list-item>
        <text:list-item>
          <text:p text:style-name="P17">getAttribute</text:p>
        </text:list-item>
        <text:list-item>
          <text:p text:style-name="P17">addEventListener</text:p>
        </text:list-item>
      </text:list>
      <text:h text:style-name="Heading_20_2" text:outline-level="2">Window</text:h>
      <text:list xml:id="list2834497313" text:style-name="L3">
        <text:list-item>
          <text:p text:style-name="P18">content</text:p>
        </text:list-item>
        <text:list-item>
          <text:p text:style-name="P18">onload</text:p>
        </text:list-item>
        <text:list-item>
          <text:p text:style-name="P18">dump</text:p>
        </text:list-item>
        <text:list-item>
          <text:p text:style-name="P18"><text:soft-page-break/>scrollTo</text:p>
        </text:list-item>
      </text:list>
      <text:h text:style-name="Heading_20_2" text:outline-level="2">Node</text:h>
      <text:list xml:id="list1831593170" text:style-name="L4">
        <text:list-item>
          <text:p text:style-name="P19">appendChild</text:p>
        </text:list-item>
        <text:list-item>
          <text:p text:style-name="P19">removeChild</text:p>
        </text:list-item>
        <text:list-item>
          <text:p text:style-name="P19">replaceChild</text:p>
        </text:list-item>
      </text:list>
      <text:h text:style-name="Heading_20_2" text:outline-level="2">Text</text:h>
      <text:p text:style-name="P3">This represents the textual content of an Element or Attr.</text:p>
      <text:p text:style-name="P3"/>
      <text:h text:style-name="P15" text:outline-level="1">JSKit <text:span text:style-name="T2">DOM </text:span>Lexicon</text:h>
      <text:p text:style-name="P4">We want words that can add a sidebar of some width, some controls at the top, and a 4x4 grid for content. Let's start with that.<text:span text:style-name="T3"> How would we create a sidebar?</text:span></text:p>
      <text:p text:style-name="P5">How about a "sidebar" word. It would create a sidebar if one wasn't there. If one was there, it would replace it with a new sidebar. This would also create an @sidebar word that would push the current sidebar onto the stack.</text:p>
      <text:p text:style-name="P5">A "content" word would do the same thing for the content. Similarly for "controls".</text:p>
      <text:p text:style-name="P5">An init word would be defined like this:</text:p>
      <text:p text:style-name="P6">: init <text:s text:c="3"/>app_sidebar <text:s/>app_controls <text:s/>app_content ;</text:p>
      <text:p text:style-name="P11">The app_sidebar word would be defined like this:</text:p>
      <text:p text:style-name="P7">: app_sidebar <text:s/>sidebar</text:p>
      <text:p text:style-name="P7"><text:s text:c="24"/>@sidebar <text:s/>team_chooser <text:s/>appendChild</text:p>
      <text:p text:style-name="P7"><text:s text:c="24"/>@sidebar <text:s/><text:span text:style-name="T4">detail_overview</text:span> <text:s/>appendChild</text:p>
      <text:p text:style-name="P9">;</text:p>
      <text:p text:style-name="P9"/>
      <text:p text:style-name="P11"/>
      <text:p text:style-name="P12">The app_content would be defined like this:</text:p>
      <text:p text:style-name="P8">: app_<text:span text:style-name="T5">content</text:span> <text:s/><text:span text:style-name="T5">content</text:span></text:p>
      <text:p text:style-name="P8"><text:s text:c="24"/>@<text:span text:style-name="T5">content</text:span> <text:s/><text:span text:style-name="T5">1 8 jose_chart</text:span> <text:s/>appendChild</text:p>
      <text:p text:style-name="P10">;</text:p>
      <text:p text:style-name="P12"/>
      <text:p text:style-name="P12">There must be something tying the charts and controls together. This data would come from the server and be manipulated by the controls. We need to figure out how that work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03T17:19:53.582215585</meta:creation-date>
    <dc:date>2017-04-08T16:36:53.868283676</dc:date>
    <meta:editing-duration>P3DT21H52M29S</meta:editing-duration>
    <meta:editing-cycles>2</meta:editing-cycles>
    <meta:generator>LibreOffice/5.3.0.3$Linux_X86_64 LibreOffice_project/30m0$Build-3</meta:generator>
    <meta:document-statistic meta:table-count="1" meta:image-count="0" meta:object-count="0" meta:page-count="3" meta:paragraph-count="53" meta:word-count="310" meta:character-count="1845" meta:non-whitespace-character-count="1519"/>
  </office:meta>
</office:document-meta>
</file>